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6772in"/>
    </style:style>
    <style:style style:name="co9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1.5417in"/>
    </style:style>
    <style:style style:name="co4" style:family="table-column">
      <style:table-column-properties fo:break-before="auto" style:column-width="1.4063in"/>
    </style:style>
    <style:style style:name="co5" style:family="table-column">
      <style:table-column-properties fo:break-before="auto" style:column-width="1.4374in"/>
    </style:style>
    <style:style style:name="co6" style:family="table-column">
      <style:table-column-properties fo:break-before="auto" style:column-width="1.3957in"/>
    </style:style>
    <style:style style:name="co7" style:family="table-column">
      <style:table-column-properties fo:break-before="auto" style:column-width="1.4272in"/>
    </style:style>
    <style:style style:name="co10" style:family="table-column">
      <style:table-column-properties fo:break-before="auto" style:column-width="2.25in"/>
    </style:style>
    <style:style style:name="co11" style:family="table-column">
      <style:table-column-properties fo:break-before="auto" style:column-width="1.4165in"/>
    </style:style>
    <style:style style:name="ro1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448in" fo:break-before="auto" style:use-optimal-row-height="false"/>
    </style:style>
    <style:style style:name="ro5" style:family="table-row">
      <style:table-row-properties style:row-height="0.3835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4165in" fo:break-before="auto" style:use-optimal-row-height="false"/>
    </style:style>
    <style:style style:name="ro8" style:family="table-row">
      <style:table-row-properties style:row-height="0.4146in" fo:break-before="auto" style:use-optimal-row-height="false"/>
    </style:style>
    <style:style style:name="ro9" style:family="table-row">
      <style:table-row-properties style:row-height="0.4374in" fo:break-before="auto" style:use-optimal-row-height="false"/>
    </style:style>
    <style:style style:name="ro10" style:family="table-row">
      <style:table-row-properties style:row-height="0.4063in" fo:break-before="auto" style:use-optimal-row-height="false"/>
    </style:style>
    <style:style style:name="ro12" style:family="table-row">
      <style:table-row-properties style:row-height="0.427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#f79646" style:cell-protect="protected" style:print-content="true" style:vertical-align="automatic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3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5" style:family="table-cell" style:parent-style-name="Excel_20_Built-in_20_Normal" style:data-style-name="N8000">
      <style:table-cell-properties fo:background-color="#9999ff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6" style:family="table-cell" style:parent-style-name="Excel_20_Built-in_20_Normal" style:data-style-name="N8000">
      <style:table-cell-properties fo:background-color="#99ff99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7" style:family="table-cell" style:parent-style-name="Excel_20_Built-in_20_Normal" style:data-style-name="N8000">
      <style:table-cell-properties fo:background-color="#ccff00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8" style:family="table-cell" style:parent-style-name="Excel_20_Built-in_20_Normal" style:data-style-name="N8000">
      <style:table-cell-properties fo:background-color="#b2b2b2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9" style:family="table-cell" style:parent-style-name="Excel_20_Built-in_20_Normal" style:data-style-name="N8000">
      <style:table-cell-properties fo:background-color="#cccccc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10" style:family="table-cell" style:parent-style-name="Excel_20_Built-in_20_Normal" style:data-style-name="N8000">
      <style:table-cell-properties fo:background-color="#dddddd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11" style:family="table-cell" style:parent-style-name="Excel_20_Built-in_20_Normal" style:data-style-name="N8000">
      <style:table-cell-properties fo:background-color="#9900ff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12" style:family="table-cell" style:parent-style-name="Excel_20_Built-in_20_Normal" style:data-style-name="N8000">
      <style:table-cell-properties fo:background-color="#00ffff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13" style:family="table-cell" style:parent-style-name="Excel_20_Built-in_20_Normal" style:data-style-name="N8000">
      <style:table-cell-properties fo:background-color="#66ffff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14" style:family="table-cell" style:parent-style-name="Excel_20_Built-in_20_Normal" style:data-style-name="N8000">
      <style:table-cell-properties fo:background-color="#92d050" style:cell-protect="protected" style:print-content="true" style:text-align-source="fix" style:repeat-content="false" fo:border="0.028in solid #000000" style:vertical-align="automatic"/>
      <style:paragraph-properties fo:text-align="center"/>
      <style:text-properties fo:color="#000000" style:font-name="Calibri" fo:font-size="18pt" fo:font-style="italic" fo:font-weight="bold" style:font-name-asian="Calibri" style:font-size-asian="18pt" style:font-style-asian="italic" style:font-weight-asian="bold" style:font-name-complex="Calibri" style:font-size-complex="18pt" style:font-style-complex="italic" style:font-weight-complex="bold"/>
    </style:style>
    <style:style style:name="ce15" style:family="table-cell" style:parent-style-name="Excel_20_Built-in_20_Normal" style:data-style-name="N8000">
      <style:table-cell-properties fo:background-color="#ffff00" style:cell-protect="protected" style:print-content="true" style:text-align-source="fix" style:repeat-content="false" fo:border="0.0008in solid #000000" style:vertical-align="automatic"/>
      <style:paragraph-properties fo:text-align="center"/>
      <style:text-properties fo:color="#000000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ce16" style:family="table-cell" style:parent-style-name="Excel_20_Built-in_20_Normal" style:data-style-name="N8000">
      <style:table-cell-properties fo:background-color="#ffff00" style:cell-protect="protected" style:print-content="true" style:text-align-source="fix" style:repeat-content="false" fo:border="0.028in solid #000000" style:vertical-align="middle"/>
      <style:paragraph-properties fo:text-align="center"/>
      <style:text-properties fo:color="#000000" style:font-name="Calibri" fo:font-size="18pt" fo:font-style="italic" fo:font-weight="bold" style:font-name-asian="Calibri" style:font-size-asian="18pt" style:font-style-asian="italic" style:font-weight-asian="bold" style:font-name-complex="Calibri" style:font-size-complex="18pt" style:font-style-complex="italic" style:font-weight-complex="bold"/>
    </style:style>
    <style:style style:name="ce17" style:family="table-cell" style:parent-style-name="Excel_20_Built-in_20_Normal" style:data-style-name="N8000">
      <style:table-cell-properties fo:background-color="#ffff00" style:cell-protect="protected" style:print-content="true" style:text-align-source="fix" style:repeat-content="false" fo:border="0.0008in solid #000000" style:vertical-align="automatic"/>
      <style:paragraph-properties fo:text-align="center"/>
      <style:text-properties fo:color="#000000" style:font-name="Calibri" fo:font-size="18pt" fo:font-style="italic" fo:font-weight="bold" style:font-name-asian="Calibri" style:font-size-asian="18pt" style:font-style-asian="italic" style:font-weight-asian="bold" style:font-name-complex="Calibri" style:font-size-complex="18pt" style:font-style-complex="italic" style:font-weight-complex="bold"/>
    </style:style>
    <style:style style:name="ce18" style:family="table-cell" style:parent-style-name="Excel_20_Built-in_20_Normal" style:data-style-name="N8000">
      <style:table-cell-properties fo:background-color="#ffff00" style:cell-protect="protected" style:print-content="true" style:text-align-source="fix" style:repeat-content="false" fo:border="0.028in solid #000000" style:vertical-align="automatic"/>
      <style:paragraph-properties fo:text-align="center"/>
      <style:text-properties fo:color="#000000" style:font-name="Calibri" fo:font-size="18pt" fo:font-style="italic" fo:font-weight="bold" style:font-name-asian="Calibri" style:font-size-asian="18pt" style:font-style-asian="italic" style:font-weight-asian="bold" style:font-name-complex="Calibri" style:font-size-complex="18pt" style:font-style-complex="italic" style:font-weight-complex="bold"/>
    </style:style>
    <style:style style:name="ce1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20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0" table:default-cell-style-name="ce4"/>
        <table:table-column table:style-name="co11" table:number-columns-repeated="4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11" table:default-cell-style-name="ce4"/>
        <table:table-column table:style-name="co7" table:default-cell-style-name="ce4"/>
        <table:table-column table:style-name="co8" table:number-columns-repeated="1008" table:default-cell-style-name="ce4"/>
        <table:table-column table:style-name="co9" table:default-cell-style-name="ce4"/>
        <table:table-row table:style-name="ro2">
          <table:table-cell table:style-name="ce2"/>
          <table:table-cell table:style-name="ce2" office:value-type="string" table:number-columns-spanned="5" table:number-rows-spanned="1">
            <text:p>LAST MODIFIED BY –: Dhiraj Kumar</text:p>
          </table:table-cell>
          <table:covered-table-cell table:number-columns-repeated="4"/>
          <table:table-cell table:style-name="ce2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Alloted to</text:p>
          </table:table-cell>
          <table:table-cell table:style-name="ce2" office:value-type="string">
            <text:p>LAST CHECKED ON</text:p>
          </table:table-cell>
          <table:table-cell table:style-name="ce2" office:value-type="string">
            <text:p>LAST MODIFIED BY</text:p>
          </table:table-cell>
          <table:table-cell table:style-name="ce2" office:value-type="string">
            <text:p>RUNNING OR NOT</text:p>
          </table:table-cell>
          <table:table-cell table:style-name="ce2" office:value-type="string">
            <text:p>SERVER IP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STAUS/REMARKS</text:p>
          </table:table-cell>
          <table:table-cell table:style-name="ce2" office:value-type="string">
            <text:p>LOCATION</text:p>
          </table:table-cell>
          <table:table-cell table:style-name="ce2" office:value-type="string">
            <text:p>retention</text:p>
          </table:table-cell>
          <table:table-cell table:style-name="ce2" office:value-type="string">
            <text:p>DAILY</text:p>
          </table:table-cell>
          <table:table-cell table:style-name="ce2" office:value-type="string">
            <text:p>WEEKLY</text:p>
          </table:table-cell>
          <table:table-cell table:style-name="ce2" office:value-type="string">
            <text:p>MONTHLY</text:p>
          </table:table-cell>
          <table:table-cell table:style-name="ce2" office:value-type="string">
            <text:p>CPU</text:p>
          </table:table-cell>
          <table:table-cell table:style-name="ce2" office:value-type="string">
            <text:p>HARDDISK</text:p>
          </table:table-cell>
          <table:table-cell table:style-name="ce2" office:value-type="string">
            <text:p>RAM</text:p>
          </table:table-cell>
          <table:table-cell table:number-columns-repeated="1009"/>
        </table:table-row>
        <table:table-row table:style-name="ro3">
          <table:table-cell table:style-name="ce3" table:number-columns-repeated="15"/>
          <table:table-cell table:number-columns-repeated="1009"/>
        </table:table-row>
        <table:table-row table:style-name="ro4">
          <table:table-cell table:style-name="ce3"/>
          <table:table-cell table:style-name="ce14" office:value-type="string" table:number-columns-spanned="10" table:number-rows-spanned="1">
            <text:p>Cpanel Server List</text:p>
          </table:table-cell>
          <table:covered-table-cell table:number-columns-repeated="9"/>
          <table:table-cell table:style-name="ce3" table:number-columns-repeated="4"/>
          <table:table-cell table:number-columns-repeated="1009"/>
        </table:table-row>
        <table:table-row table:style-name="ro3">
          <table:table-cell table:style-name="ce3" table:number-columns-repeated="15"/>
          <table:table-cell table:number-columns-repeated="1009"/>
        </table:table-row>
        <table:table-row table:style-name="ro5">
          <table:table-cell table:style-name="ce3"/>
          <table:table-cell table:style-name="ce15" office:value-type="string" table:number-columns-spanned="10" table:number-rows-spanned="1">
            <text:p>vps04.pugmarks.in</text:p>
          </table:table-cell>
          <table:covered-table-cell table:number-columns-repeated="9"/>
          <table:table-cell table:style-name="ce3" table:number-columns-repeated="4"/>
          <table:table-cell table:number-columns-repeated="1009"/>
        </table:table-row>
        <table:table-row table:style-name="ro3">
          <table:table-cell table:style-name="ce5" office:value-type="string">
            <text:p>Bhavuk</text:p>
          </table:table-cell>
          <table:table-cell/>
          <table:table-cell table:style-name="ce3" table:number-columns-repeated="2"/>
          <table:table-cell office:value-type="string">
            <text:p>103.35.120.144</text:p>
          </table:table-cell>
          <table:table-cell office:value-type="string">
            <text:p>encraft.pugmarks.in</text:p>
          </table:table-cell>
          <table:table-cell table:style-name="ce3" table:number-columns-repeated="9"/>
          <table:table-cell table:number-columns-repeated="1009"/>
        </table:table-row>
        <table:table-row table:style-name="ro3">
          <table:table-cell table:style-name="ce5" office:value-type="string">
            <text:p>Bhavuk</text:p>
          </table:table-cell>
          <table:table-cell table:style-name="ce3" table:number-columns-repeated="3"/>
          <table:table-cell office:value-type="string">
            <text:p>103.35.120.141</text:p>
          </table:table-cell>
          <table:table-cell office:value-type="string">
            <text:p>srv.refhouse.com</text:p>
          </table:table-cell>
          <table:table-cell table:style-name="ce3" table:number-columns-repeated="9"/>
          <table:table-cell table:number-columns-repeated="1009"/>
        </table:table-row>
        <table:table-row table:style-name="ro3">
          <table:table-cell table:style-name="ce5" office:value-type="string">
            <text:p>Bhavuk</text:p>
          </table:table-cell>
          <table:table-cell table:style-name="ce3" table:number-columns-repeated="3"/>
          <table:table-cell office:value-type="string">
            <text:p>103.35.120.139</text:p>
          </table:table-cell>
          <table:table-cell office:value-type="string">
            <text:p>mobility-india.org</text:p>
          </table:table-cell>
          <table:table-cell table:style-name="ce3" table:number-columns-repeated="9"/>
          <table:table-cell table:number-columns-repeated="1009"/>
        </table:table-row>
        <table:table-row table:style-name="ro3">
          <table:table-cell table:style-name="ce5" office:value-type="string">
            <text:p>Bhavuk</text:p>
          </table:table-cell>
          <table:table-cell table:style-name="ce3" table:number-columns-repeated="3"/>
          <table:table-cell office:value-type="string">
            <text:p>103.35.120.138</text:p>
          </table:table-cell>
          <table:table-cell office:value-type="string">
            <text:p>gracetoyota.in</text:p>
          </table:table-cell>
          <table:table-cell table:style-name="ce3" table:number-columns-repeated="9"/>
          <table:table-cell table:number-columns-repeated="1009"/>
        </table:table-row>
        <table:table-row table:style-name="ro3">
          <table:table-cell table:style-name="ce5" office:value-type="string">
            <text:p>Bhavuk</text:p>
          </table:table-cell>
          <table:table-cell table:style-name="ce3" table:number-columns-repeated="3"/>
          <table:table-cell office:value-type="string">
            <text:p>103.35.120.134</text:p>
          </table:table-cell>
          <table:table-cell office:value-type="string">
            <text:p>safmail.org</text:p>
          </table:table-cell>
          <table:table-cell table:style-name="ce3" table:number-columns-repeated="9"/>
          <table:table-cell table:number-columns-repeated="1009"/>
        </table:table-row>
        <table:table-row table:style-name="ro3">
          <table:table-cell table:style-name="ce5" office:value-type="string">
            <text:p>Bhavuk</text:p>
          </table:table-cell>
          <table:table-cell table:style-name="ce3" table:number-columns-repeated="3"/>
          <table:table-cell office:value-type="string">
            <text:p>103.35.120.114</text:p>
          </table:table-cell>
          <table:table-cell office:value-type="string">
            <text:p>rmsi2.pugmarks.in</text:p>
          </table:table-cell>
          <table:table-cell table:style-name="ce3" table:number-columns-repeated="9"/>
          <table:table-cell table:number-columns-repeated="1009"/>
        </table:table-row>
        <table:table-row table:style-name="ro6">
          <table:table-cell office:value-type="string">
            <text:p>Amit Sir</text:p>
          </table:table-cell>
          <table:table-cell table:style-name="ce3" table:number-columns-repeated="3"/>
          <table:table-cell office:value-type="string">
            <text:p>103.35.120.162</text:p>
          </table:table-cell>
          <table:table-cell office:value-type="string">
            <text:p><text:a xlink:href="http://mrtg.pugmarks.in/">mrtg.pugmarks.in</text:a></text:p>
          </table:table-cell>
          <table:table-cell table:style-name="ce3" table:number-columns-repeated="9"/>
          <table:table-cell table:number-columns-repeated="1009"/>
        </table:table-row>
        <table:table-row table:style-name="ro7">
          <table:table-cell/>
          <table:table-cell table:style-name="ce16" office:value-type="string" table:number-columns-spanned="10" table:number-rows-spanned="1">
            <text:p><text:s/>vps09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5" office:value-type="string">
            <text:p>Bhavuk</text:p>
          </table:table-cell>
          <table:table-cell table:number-columns-repeated="3"/>
          <table:table-cell office:value-type="string">
            <text:p>64.150.163.175</text:p>
          </table:table-cell>
          <table:table-cell office:value-type="string">
            <text:p>vps.venturaindia.com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havuk</text:p>
          </table:table-cell>
          <table:table-cell table:number-columns-repeated="3"/>
          <table:table-cell office:value-type="string">
            <text:p>66.235.194.86</text:p>
          </table:table-cell>
          <table:table-cell office:value-type="string">
            <text:p>server.screip.com</text:p>
          </table:table-cell>
          <table:table-cell table:number-columns-repeated="1018"/>
        </table:table-row>
        <table:table-row table:style-name="ro8">
          <table:table-cell/>
          <table:table-cell table:style-name="ce17" office:value-type="string" table:number-columns-spanned="10" table:number-rows-spanned="1">
            <text:p>vps07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5" office:value-type="string">
            <text:p>Bhavuk</text:p>
          </table:table-cell>
          <table:table-cell table:number-columns-repeated="3"/>
          <table:table-cell office:value-type="string">
            <text:p>103.35.120.124</text:p>
          </table:table-cell>
          <table:table-cell office:value-type="string">
            <text:p>srv.ajaypoly.com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havuk</text:p>
          </table:table-cell>
          <table:table-cell table:number-columns-repeated="3"/>
          <table:table-cell office:value-type="string">
            <text:p>103.35.120.117</text:p>
          </table:table-cell>
          <table:table-cell office:value-type="string">
            <text:p>xeam.pugmarks.in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havuk</text:p>
          </table:table-cell>
          <table:table-cell table:number-columns-repeated="3"/>
          <table:table-cell office:value-type="string">
            <text:p>103.35.120.173</text:p>
          </table:table-cell>
          <table:table-cell office:value-type="string">
            <text:p>srv.thehermitagepark.com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havuk</text:p>
          </table:table-cell>
          <table:table-cell table:number-columns-repeated="3"/>
          <table:table-cell office:value-type="string">
            <text:p>103.35.120.116</text:p>
          </table:table-cell>
          <table:table-cell office:value-type="string">
            <text:p>paramatrixinfo.pugmarks.in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16" office:value-type="string" table:number-columns-spanned="10" table:number-rows-spanned="1">
            <text:p><text:s/>vps13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5" office:value-type="string">
            <text:p>Bhavuk</text:p>
          </table:table-cell>
          <table:table-cell table:number-columns-repeated="3"/>
          <table:table-cell office:value-type="string">
            <text:p>103.35.120.111</text:p>
          </table:table-cell>
          <table:table-cell office:value-type="string">
            <text:p>cremica.pugmarks.in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havuk</text:p>
          </table:table-cell>
          <table:table-cell table:number-columns-repeated="3"/>
          <table:table-cell office:value-type="string">
            <text:p>103.35.120.107</text:p>
          </table:table-cell>
          <table:table-cell office:value-type="string">
            <text:p>srv.imacs.in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havuk</text:p>
          </table:table-cell>
          <table:table-cell table:number-columns-repeated="3"/>
          <table:table-cell office:value-type="string">
            <text:p>103.35.120.103</text:p>
          </table:table-cell>
          <table:table-cell office:value-type="string">
            <text:p>vps13.nitttrbhopal.org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103.35.120.106</text:p>
          </table:table-cell>
          <table:table-cell office:value-type="string">
            <text:p>srv13.englishoven.com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103.35.120.143</text:p>
          </table:table-cell>
          <table:table-cell office:value-type="string">
            <text:p>allengersmedial.pugmarks.net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103.35.120.118</text:p>
          </table:table-cell>
          <table:table-cell office:value-type="string">
            <text:p>srv.startupequity.in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103.35.120.165</text:p>
          </table:table-cell>
          <table:table-cell office:value-type="string">
            <text:p>srv13.joy-travels.com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103.35.120.160</text:p>
          </table:table-cell>
          <table:table-cell office:value-type="string">
            <text:p>srv.kleuniversity.edu.in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103.35.120.171</text:p>
          </table:table-cell>
          <table:table-cell office:value-type="string">
            <text:p>ethoswatches1.pugmarks.in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203.193.166.106</text:p>
          </table:table-cell>
          <table:table-cell office:value-type="string">
            <text:p>web.julebox.in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103.35.120.181</text:p>
          </table:table-cell>
          <table:table-cell office:value-type="string">
            <text:p>web.julebox.in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103.35.120.133</text:p>
          </table:table-cell>
          <table:table-cell office:value-type="string">
            <text:p>srv.scholarquiver.com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103.35.120.153</text:p>
          </table:table-cell>
          <table:table-cell office:value-type="string">
            <text:p><text:s/>mail.prabhatamgroup.com</text:p>
          </table:table-cell>
          <table:table-cell table:number-columns-repeated="1018"/>
        </table:table-row>
        <table:table-row table:style-name="ro10">
          <table:table-cell/>
          <table:table-cell table:style-name="ce18" office:value-type="string" table:number-columns-spanned="10" table:number-rows-spanned="1">
            <text:p>vps15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2"/>
          <table:table-cell table:style-name="ce19"/>
          <table:table-cell office:value-type="string">
            <text:p>65.182.191.117</text:p>
          </table:table-cell>
          <table:table-cell office:value-type="string">
            <text:p>psalegal.pugmarks.in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65.182.191.227</text:p>
          </table:table-cell>
          <table:table-cell office:value-type="string">
            <text:p>thomson.pugmarks.in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65.182.191.44</text:p>
          </table:table-cell>
          <table:table-cell office:value-type="string">
            <text:p>nicole.pugmarks.in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65.182.191.104</text:p>
          </table:table-cell>
          <table:table-cell office:value-type="string">
            <text:p>keva.pugmarks.in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65.182.191.169</text:p>
          </table:table-cell>
          <table:table-cell office:value-type="string">
            <text:p>rstd.thomsondigital.com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/>
          <table:table-cell office:value-type="string">
            <text:p>test</text:p>
          </table:table-cell>
          <table:table-cell/>
          <table:table-cell office:value-type="string">
            <text:p>65.182.191.87</text:p>
          </table:table-cell>
          <table:table-cell office:value-type="string">
            <text:p>srv04.excelsiornews.com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65.182.191.195</text:p>
          </table:table-cell>
          <table:table-cell office:value-type="string">
            <text:p>srv15.elektron-smartcity.com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65.182.191.198</text:p>
          </table:table-cell>
          <table:table-cell office:value-type="string">
            <text:p>satyamautonew.pugmarks.in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65.182.191.88</text:p>
          </table:table-cell>
          <table:table-cell office:value-type="string">
            <text:p>witc-srv.pugmarks.in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65.182.161.205</text:p>
          </table:table-cell>
          <table:table-cell office:value-type="string">
            <text:p>ftpsrv.thomsondigital.com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18" office:value-type="string" table:number-columns-spanned="10" table:number-rows-spanned="1">
            <text:p>vps17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office:value-type="string">
            <text:p>Amit Sir</text:p>
          </table:table-cell>
          <table:table-cell table:number-columns-repeated="3"/>
          <table:table-cell office:value-type="string">
            <text:p>103.35.120.122</text:p>
          </table:table-cell>
          <table:table-cell office:value-type="string">
            <text:p>support.pugmarks.com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1018"/>
        </table:table-row>
        <table:table-row table:style-name="ro10">
          <table:table-cell/>
          <table:table-cell table:style-name="ce18" office:value-type="string" table:number-columns-spanned="10" table:number-rows-spanned="1">
            <text:p>vps21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103.35.120.78</text:p>
          </table:table-cell>
          <table:table-cell office:value-type="string">
            <text:p>premium04.winwinhosting.com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103.35.120.120</text:p>
          </table:table-cell>
          <table:table-cell office:value-type="string">
            <text:p>pro10.winwinhosting.com</text:p>
          </table:table-cell>
          <table:table-cell table:number-columns-repeated="1018"/>
        </table:table-row>
        <table:table-row table:style-name="ro10">
          <table:table-cell/>
          <table:table-cell table:style-name="ce18" office:value-type="string" table:number-columns-spanned="10" table:number-rows-spanned="1">
            <text:p>vps28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203.193.166.47</text:p>
          </table:table-cell>
          <table:table-cell office:value-type="string">
            <text:p>srv.heroeco.com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203.193.166.187</text:p>
          </table:table-cell>
          <table:table-cell office:value-type="string">
            <text:p>pro09.winwinhosting.com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203.193.166.50</text:p>
          </table:table-cell>
          <table:table-cell office:value-type="string">
            <text:p>ns1.winwinhosting.com</text:p>
          </table:table-cell>
          <table:table-cell table:number-columns-repeated="1018"/>
        </table:table-row>
        <table:table-row table:style-name="ro7">
          <table:table-cell/>
          <table:table-cell table:style-name="ce16" office:value-type="string" table:number-columns-spanned="10" table:number-rows-spanned="1">
            <text:p>vps24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office:value-type="string">
            <text:p>Amit Sir</text:p>
          </table:table-cell>
          <table:table-cell table:number-columns-repeated="3"/>
          <table:table-cell office:value-type="string">
            <text:p>64.150.163.156</text:p>
          </table:table-cell>
          <table:table-cell office:value-type="string">
            <text:p>dev2.mjlims.com</text:p>
          </table:table-cell>
          <table:table-cell table:number-columns-repeated="1018"/>
        </table:table-row>
        <table:table-row table:style-name="ro3">
          <table:table-cell office:value-type="string">
            <text:p>Amit Sir</text:p>
          </table:table-cell>
          <table:table-cell table:number-columns-repeated="3"/>
          <table:table-cell office:value-type="string">
            <text:p>64.150.163.163</text:p>
          </table:table-cell>
          <table:table-cell office:value-type="string">
            <text:p>ns1.pugmarks.com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64.150.163.175</text:p>
          </table:table-cell>
          <table:table-cell office:value-type="string">
            <text:p>vps.venturaindia.com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64.150.163.176</text:p>
          </table:table-cell>
          <table:table-cell office:value-type="string">
            <text:p>mailer.scientech.biz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64.150.163.177 </text:p>
          </table:table-cell>
          <table:table-cell office:value-type="string">
            <text:p>hfcl.pugmarks.in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64.150.163.178</text:p>
          </table:table-cell>
          <table:table-cell office:value-type="string">
            <text:p>server.pragya.org</text:p>
          </table:table-cell>
          <table:table-cell table:number-columns-repeated="1018"/>
        </table:table-row>
        <table:table-row table:style-name="ro3">
          <table:table-cell table:style-name="ce8" office:value-type="string">
            <text:p>Karandeep</text:p>
          </table:table-cell>
          <table:table-cell table:number-columns-repeated="3"/>
          <table:table-cell office:value-type="string">
            <text:p>64.150.163.179</text:p>
          </table:table-cell>
          <table:table-cell office:value-type="string">
            <text:p>newallengers.pugmarks.net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Karandeep</text:p>
          </table:table-cell>
          <table:table-cell table:number-columns-repeated="3"/>
          <table:table-cell office:value-type="string">
            <text:p>64.150.163.182</text:p>
          </table:table-cell>
          <table:table-cell office:value-type="string">
            <text:p><text:a xlink:href="http://vps1.venturaindia.com/">vps1.venturaindia.com</text:a>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16" office:value-type="string" table:number-columns-spanned="10" table:number-rows-spanned="1">
            <text:p>vps25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9" office:value-type="string">
            <text:p>Karandeep</text:p>
          </table:table-cell>
          <table:table-cell table:number-columns-repeated="3"/>
          <table:table-cell office:value-type="string">
            <text:p>103.35.120.197</text:p>
          </table:table-cell>
          <table:table-cell office:value-type="string">
            <text:p>frontier.frontieragrotech.com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Karandeep</text:p>
          </table:table-cell>
          <table:table-cell table:number-columns-repeated="3"/>
          <table:table-cell office:value-type="string">
            <text:p>103.35.120.195</text:p>
          </table:table-cell>
          <table:table-cell office:value-type="string">
            <text:p><text:s/>srv.somervillevasundhara.in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Karandeep</text:p>
          </table:table-cell>
          <table:table-cell table:number-columns-repeated="3"/>
          <table:table-cell office:value-type="string">
            <text:p>103.35.120.88</text:p>
          </table:table-cell>
          <table:table-cell office:value-type="string">
            <text:p>demo.pugmarks.in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Karandeep</text:p>
          </table:table-cell>
          <table:table-cell table:number-columns-repeated="3"/>
          <table:table-cell office:value-type="string">
            <text:p>103.35.120.174</text:p>
          </table:table-cell>
          <table:table-cell office:value-type="string">
            <text:p>server.ebc.co.in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Karandeep</text:p>
          </table:table-cell>
          <table:table-cell table:number-columns-repeated="3"/>
          <table:table-cell office:value-type="string">
            <text:p>103.35.120.130</text:p>
          </table:table-cell>
          <table:table-cell office:value-type="string">
            <text:p>srv.hellonri.com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Karandeep</text:p>
          </table:table-cell>
          <table:table-cell table:number-columns-repeated="3"/>
          <table:table-cell office:value-type="string">
            <text:p>103.35.120.93</text:p>
          </table:table-cell>
          <table:table-cell office:value-type="string">
            <text:p><text:a xlink:href="http://paramatrixinfo.pugmarks.in/">paramatrixinfo.pugmarks.in</text:a>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Karandeep</text:p>
          </table:table-cell>
          <table:table-cell table:number-columns-repeated="3"/>
          <table:table-cell office:value-type="string">
            <text:p>103.35.120.187</text:p>
          </table:table-cell>
          <table:table-cell office:value-type="string">
            <text:p>alaknandaindia.pugmarks.in</text:p>
          </table:table-cell>
          <table:table-cell table:number-columns-repeated="1018"/>
        </table:table-row>
        <table:table-row table:style-name="ro10">
          <table:table-cell/>
          <table:table-cell table:style-name="ce16" office:value-type="string" table:number-columns-spanned="10" table:number-rows-spanned="1">
            <text:p>vps26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0" office:value-type="string">
            <text:p>Karandeep</text:p>
          </table:table-cell>
          <table:table-cell table:number-columns-repeated="3"/>
          <table:table-cell office:value-type="string">
            <text:p>203.193.166.185</text:p>
          </table:table-cell>
          <table:table-cell office:value-type="string">
            <text:p>epaper01.dailyexcelsior.com</text:p>
          </table:table-cell>
          <table:table-cell table:number-columns-repeated="1018"/>
        </table:table-row>
        <table:table-row table:style-name="ro10">
          <table:table-cell/>
          <table:table-cell table:style-name="ce16" office:value-type="string" table:number-columns-spanned="10" table:number-rows-spanned="1">
            <text:p>Latest Additions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0" office:value-type="string">
            <text:p>Karandeep</text:p>
          </table:table-cell>
          <table:table-cell table:number-columns-repeated="3"/>
          <table:table-cell office:value-type="string">
            <text:p>103.35.120.60</text:p>
          </table:table-cell>
          <table:table-cell office:value-type="string">
            <text:p>msourceone.com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Karandeep</text:p>
          </table:table-cell>
          <table:table-cell table:number-columns-repeated="3"/>
          <table:table-cell office:value-type="string">
            <text:p>192.241.101.34</text:p>
          </table:table-cell>
          <table:table-cell office:value-type="string">
            <text:p>Niit-tech.com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Karandeep</text:p>
          </table:table-cell>
          <table:table-cell table:number-columns-repeated="3"/>
          <table:table-cell office:value-type="string">
            <text:p>69.64.58.234</text:p>
          </table:table-cell>
          <table:table-cell office:value-type="string">
            <text:p>unfoldu.com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Karandeep</text:p>
          </table:table-cell>
          <table:table-cell table:number-columns-repeated="3"/>
          <table:table-cell office:value-type="string">
            <text:p>103.35.120.67</text:p>
          </table:table-cell>
          <table:table-cell office:value-type="string">
            <text:p>ethoswatches.pugmarks.in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Karandeep</text:p>
          </table:table-cell>
          <table:table-cell table:number-columns-repeated="3"/>
          <table:table-cell office:value-type="string">
            <text:p>103.35.120.102</text:p>
          </table:table-cell>
          <table:table-cell office:value-type="string">
            <text:p>pro08.winwinhosting.com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1018"/>
        </table:table-row>
        <table:table-row table:style-name="ro7">
          <table:table-cell/>
          <table:table-cell table:style-name="ce18" office:value-type="string" table:number-columns-spanned="10" table:number-rows-spanned="1">
            <text:p>Cloud servers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1" office:value-type="string">
            <text:p>Manik</text:p>
          </table:table-cell>
          <table:table-cell office:value-type="string">
            <text:p>to test the changes</text:p>
          </table:table-cell>
          <table:table-cell table:number-columns-repeated="2"/>
          <table:table-cell office:value-type="string">
            <text:p>103.35.121.66</text:p>
          </table:table-cell>
          <table:table-cell office:value-type="string">
            <text:p>srv.pugmarks.com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1.96</text:p>
          </table:table-cell>
          <table:table-cell office:value-type="string">
            <text:p>netgains.pugmarks.in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1.66</text:p>
          </table:table-cell>
          <table:table-cell office:value-type="string">
            <text:p>srv.pugmarks.com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1.91</text:p>
          </table:table-cell>
          <table:table-cell office:value-type="string">
            <text:p>pipl-103-35-121-91.pugmarks.in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1.110</text:p>
          </table:table-cell>
          <table:table-cell office:value-type="string">
            <text:p>srv.remax.in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1.103</text:p>
          </table:table-cell>
          <table:table-cell office:value-type="string">
            <text:p>timberwolf.eha-health.org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1.117</text:p>
          </table:table-cell>
          <table:table-cell office:value-type="string">
            <text:p>demo2.pugmarks.in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0.115</text:p>
          </table:table-cell>
          <table:table-cell office:value-type="string">
            <text:p>srv02.niit-tech.com</text:p>
          </table:table-cell>
          <table:table-cell table:number-columns-repeated="1018"/>
        </table:table-row>
        <table:table-row table:style-name="ro6">
          <table:table-cell office:value-type="string">
            <text:p>Dhiraj Sir</text:p>
          </table:table-cell>
          <table:table-cell office:value-type="string">
            <text:p>17/05/2018</text:p>
          </table:table-cell>
          <table:table-cell office:value-type="string">
            <text:p>Dhiraj</text:p>
          </table:table-cell>
          <table:table-cell office:value-type="string">
            <text:p>Running</text:p>
          </table:table-cell>
          <table:table-cell office:value-type="string">
            <text:p>103.35.121.92</text:p>
          </table:table-cell>
          <table:table-cell office:value-type="string">
            <text:p><text:a xlink:href="http://gabriel.eha-health.org/">gabriel.eha-health.org</text:a></text:p>
          </table:table-cell>
          <table:table-cell/>
          <table:table-cell office:value-type="string">
            <text:p>/home/zimbra</text:p>
          </table:table-cell>
          <table:table-cell office:value-type="float" office:value="7">
            <text:p>7</text:p>
          </table:table-cell>
          <table:table-cell table:style-name="Default" office:value-type="string">
            <text:p>DAILY</text:p>
          </table:table-cell>
          <table:table-cell table:number-columns-repeated="1014"/>
        </table:table-row>
        <table:table-row table:style-name="ro3">
          <table:table-cell office:value-type="string">
            <text:p>Dhiraj Sir</text:p>
          </table:table-cell>
          <table:table-cell office:value-type="string">
            <text:p>18/05/2018</text:p>
          </table:table-cell>
          <table:table-cell office:value-type="string">
            <text:p>Dhiraj</text:p>
          </table:table-cell>
          <table:table-cell office:value-type="string">
            <text:p>Running</text:p>
          </table:table-cell>
          <table:table-cell office:value-type="string">
            <text:p>103.35.121.85</text:p>
          </table:table-cell>
          <table:table-cell office:value-type="string">
            <text:p>crm.staymint.in</text:p>
          </table:table-cell>
          <table:table-cell/>
          <table:table-cell office:value-type="string">
            <text:p>/root/web-backup</text:p>
          </table:table-cell>
          <table:table-cell office:value-type="float" office:value="7">
            <text:p>7</text:p>
          </table:table-cell>
          <table:table-cell office:value-type="string">
            <text:p>DAILY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2">
          <table:table-cell/>
          <table:table-cell table:style-name="ce14" office:value-type="string" table:number-columns-spanned="10" table:number-rows-spanned="1">
            <text:p>Plain Server List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16" office:value-type="string" table:number-columns-spanned="10" table:number-rows-spanned="1">
            <text:p>vps07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0.115</text:p>
          </table:table-cell>
          <table:table-cell office:value-type="string">
            <text:p>pmm5.pugmarks.in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16" office:value-type="string" table:number-columns-spanned="10" table:number-rows-spanned="1">
            <text:p>vps13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0.110</text:p>
          </table:table-cell>
          <table:table-cell office:value-type="string">
            <text:p>puncom.pugmarks.in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0.105</text:p>
          </table:table-cell>
          <table:table-cell office:value-type="string">
            <text:p>wordpess-eazycloudmanagement.pugmarks.net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0.175</text:p>
          </table:table-cell>
          <table:table-cell office:value-type="string">
            <text:p>thecamgear.pugmarks.in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0.179</text:p>
          </table:table-cell>
          <table:table-cell office:value-type="string">
            <text:p>teachers.teachersq.com</text:p>
          </table:table-cell>
          <table:table-cell table:number-columns-repeated="1018"/>
        </table:table-row>
        <table:table-row table:style-name="ro7">
          <table:table-cell/>
          <table:table-cell table:style-name="ce18" office:value-type="string" table:number-columns-spanned="10" table:number-rows-spanned="1">
            <text:p>vps15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65.182.191.195</text:p>
          </table:table-cell>
          <table:table-cell office:value-type="string">
            <text:p>srv15.elektron-smartcity.com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Vinay</text:p>
          </table:table-cell>
          <table:table-cell table:number-columns-repeated="3"/>
          <table:table-cell office:value-type="string">
            <text:p>65.182.191.196</text:p>
          </table:table-cell>
          <table:table-cell office:value-type="string">
            <text:p>pugmarks.pugmarks.com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Vinay</text:p>
          </table:table-cell>
          <table:table-cell table:number-columns-repeated="3"/>
          <table:table-cell office:value-type="string">
            <text:p>65.182.191.73</text:p>
          </table:table-cell>
          <table:table-cell office:value-type="string">
            <text:p>git.pugmarks.in</text:p>
          </table:table-cell>
          <table:table-cell table:number-columns-repeated="1018"/>
        </table:table-row>
        <table:table-row table:style-name="ro12">
          <table:table-cell/>
          <table:table-cell table:style-name="ce18" office:value-type="string" table:number-columns-spanned="10" table:number-rows-spanned="1">
            <text:p>vps17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2" office:value-type="string">
            <text:p>Vinay</text:p>
          </table:table-cell>
          <table:table-cell table:number-columns-repeated="3"/>
          <table:table-cell office:value-type="string">
            <text:p>103.35.120.95</text:p>
          </table:table-cell>
          <table:table-cell office:value-type="string">
            <text:p>devphp.pugmarks.in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18" office:value-type="string" table:number-columns-spanned="10" table:number-rows-spanned="1">
            <text:p>vps24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2" office:value-type="string">
            <text:p>Vinay</text:p>
          </table:table-cell>
          <table:table-cell table:number-columns-repeated="3"/>
          <table:table-cell office:value-type="string">
            <text:p>64.150.163.158</text:p>
          </table:table-cell>
          <table:table-cell office:value-type="string">
            <text:p>media1.touchstone.com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Vinay</text:p>
          </table:table-cell>
          <table:table-cell table:number-columns-repeated="3"/>
          <table:table-cell office:value-type="string">
            <text:p>64.150.163.159</text:p>
          </table:table-cell>
          <table:table-cell office:value-type="string">
            <text:p>media2.touchstone.com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Vinay</text:p>
          </table:table-cell>
          <table:table-cell table:number-columns-repeated="3"/>
          <table:table-cell office:value-type="string">
            <text:p>64.150.163.160</text:p>
          </table:table-cell>
          <table:table-cell office:value-type="string">
            <text:p>media_expert02.pugmarks.in</text:p>
          </table:table-cell>
          <table:table-cell table:number-columns-repeated="1018"/>
        </table:table-row>
        <table:table-row table:style-name="ro6">
          <table:table-cell table:style-name="ce12" office:value-type="string">
            <text:p>Vinay</text:p>
          </table:table-cell>
          <table:table-cell table:number-columns-repeated="3"/>
          <table:table-cell office:value-type="string">
            <text:p>64.150.163.157</text:p>
          </table:table-cell>
          <table:table-cell office:value-type="string">
            <text:p><text:a xlink:href="http://srv2.premiumservicegroup.com/">srv2.premiumservicegroup.com</text:a>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2">
          <table:table-cell/>
          <table:table-cell table:style-name="ce18" office:value-type="string" table:number-columns-spanned="10" table:number-rows-spanned="1">
            <text:p>vps26.pugmarks.com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2" office:value-type="string">
            <text:p>Vinay</text:p>
          </table:table-cell>
          <table:table-cell table:number-columns-repeated="3"/>
          <table:table-cell office:value-type="string">
            <text:p>203.193.166.186</text:p>
          </table:table-cell>
          <table:table-cell office:value-type="string">
            <text:p>web04.dailyexcelsior.com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2">
          <table:table-cell/>
          <table:table-cell table:style-name="ce16" office:value-type="string" table:number-columns-spanned="10" table:number-rows-spanned="1">
            <text:p>Latest Additions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2" office:value-type="string">
            <text:p>Vinay</text:p>
          </table:table-cell>
          <table:table-cell table:number-columns-repeated="3"/>
          <table:table-cell office:value-type="string">
            <text:p>103.35.121.83</text:p>
          </table:table-cell>
          <table:table-cell office:value-type="string">
            <text:p>pugmarks-attendence.novalocal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18" office:value-type="string" table:number-columns-spanned="10" table:number-rows-spanned="1">
            <text:p>vps25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3" office:value-type="string">
            <text:p>Vinay</text:p>
          </table:table-cell>
          <table:table-cell table:number-columns-repeated="3"/>
          <table:table-cell office:value-type="string">
            <text:p>103.35.120.61</text:p>
          </table:table-cell>
          <table:table-cell office:value-type="string">
            <text:p>liferay.msourceone.com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Vinay</text:p>
          </table:table-cell>
          <table:table-cell table:number-columns-repeated="3"/>
          <table:table-cell office:value-type="string">
            <text:p>103.35.121.107</text:p>
          </table:table-cell>
          <table:table-cell office:value-type="string">
            <text:p>pugmarks-file-manager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Vinay</text:p>
          </table:table-cell>
          <table:table-cell table:number-columns-repeated="3"/>
          <table:table-cell office:value-type="string">
            <text:p>103.35.121.115</text:p>
          </table:table-cell>
          <table:table-cell office:value-type="string">
            <text:p>srv02.niit-tech.com</text:p>
          </table:table-cell>
          <table:table-cell table:number-columns-repeated="1018"/>
        </table:table-row>
        <table:table-row table:style-name="ro6">
          <table:table-cell table:style-name="ce13" office:value-type="string">
            <text:p>Vinay</text:p>
          </table:table-cell>
          <table:table-cell table:number-columns-repeated="3"/>
          <table:table-cell office:value-type="string">
            <text:p>103.35.120.99</text:p>
          </table:table-cell>
          <table:table-cell office:value-type="string">
            <text:p><text:a xlink:href="http://repo.pugmarks.in/">repo.pugmarks.in</text:a></text:p>
          </table:table-cell>
          <table:table-cell table:number-columns-repeated="1018"/>
        </table:table-row>
        <table:table-row table:style-name="ro6">
          <table:table-cell table:style-name="ce13" office:value-type="string">
            <text:p>Vinay</text:p>
          </table:table-cell>
          <table:table-cell table:number-columns-repeated="3"/>
          <table:table-cell office:value-type="string">
            <text:p>103.35.120.87</text:p>
          </table:table-cell>
          <table:table-cell office:value-type="string">
            <text:p><text:a xlink:href="http://ns1.pugmarks.com/">ns1.pugmarks.com</text:a></text:p>
          </table:table-cell>
          <table:table-cell table:number-columns-repeated="1018"/>
        </table:table-row>
        <table:table-row table:style-name="ro3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8" table:number-columns-repeated="1023" table:default-cell-style-name="ce4"/>
        <table:table-column table:style-name="co9" table:default-cell-style-name="ce4"/>
        <table:table-row table:style-name="ro11" table:number-rows-repeated="104857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3" table:style-name="ta1">
        <table:table-column table:style-name="co8" table:number-columns-repeated="1023" table:default-cell-style-name="ce4"/>
        <table:table-column table:style-name="co9" table:default-cell-style-name="ce4"/>
        <table:table-row table:style-name="ro11" table:number-rows-repeated="1048575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5/17/2018</text:date>, <text:time>12:5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5-17T12:54:05.79</dc:date>
    <meta:editing-cycles>24</meta:editing-cycles>
    <meta:editing-duration>PT8H51M10S</meta:editing-duration>
    <meta:document-statistic meta:table-count="3" meta:cell-count="333" meta:object-count="0"/>
  </office:meta>
</office:document-meta>
</file>